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Standard">
      <style:table-properties style:width="7.2681in" style:page-number="auto" fo:break-before="auto" fo:break-after="auto" table:align="margins" style:writing-mode="lr-tb"/>
    </style:style>
    <style:style style:name="Table3.A" style:family="table-column">
      <style:table-column-properties style:column-width="1.441in" style:rel-column-width="12993*"/>
    </style:style>
    <style:style style:name="Table3.B" style:family="table-column">
      <style:table-column-properties style:column-width="2.1181in" style:rel-column-width="19098*"/>
    </style:style>
    <style:style style:name="Table3.C" style:family="table-column">
      <style:table-column-properties style:column-width="3.709in" style:rel-column-width="33444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2681in" fo:break-before="auto" fo:break-after="auto" table:align="margins" style:writing-mode="lr-tb"/>
    </style:style>
    <style:style style:name="Table2.A" style:family="table-column">
      <style:table-column-properties style:column-width="1.5931in" style:rel-column-width="14363*"/>
    </style:style>
    <style:style style:name="Table2.B" style:family="table-column">
      <style:table-column-properties style:column-width="1.3368in" style:rel-column-width="12052*"/>
    </style:style>
    <style:style style:name="Table2.C" style:family="table-column">
      <style:table-column-properties style:column-width="4.3389in" style:rel-column-width="39120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2681in" fo:break-before="auto" fo:break-after="auto" table:align="margins" style:writing-mode="lr-tb"/>
    </style:style>
    <style:style style:name="Table4.A" style:family="table-column">
      <style:table-column-properties style:column-width="1.5924in" style:rel-column-width="14358*"/>
    </style:style>
    <style:style style:name="Table4.B" style:family="table-column">
      <style:table-column-properties style:column-width="1.3368in" style:rel-column-width="12053*"/>
    </style:style>
    <style:style style:name="Table4.C" style:family="table-column">
      <style:table-column-properties style:column-width="4.3389in" style:rel-column-width="39124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7.2681in" fo:margin-left="0in" style:page-number="auto" fo:break-before="page" table:align="left" style:writing-mode="lr-tb"/>
    </style:style>
    <style:style style:name="Table1.A" style:family="table-column">
      <style:table-column-properties style:column-width="5.9347in"/>
    </style:style>
    <style:style style:name="Table1.B" style:family="table-column">
      <style:table-column-properties style:column-width="1.3333in"/>
    </style:style>
    <style:style style:name="Table1.A1" style:family="table-cell">
      <style:table-cell-properties style:vertical-align="top" fo:padding="0.0299in" fo:border="1pt solid #cccccc"/>
    </style:style>
    <style:style style:name="Table1.B1" style:family="table-cell">
      <style:table-cell-properties style:vertical-align="top" fo:padding="0.0694in" fo:border="1pt solid #cccccc"/>
    </style:style>
    <style:style style:name="P1" style:family="paragraph" style:parent-style-name="Footer">
      <style:paragraph-properties fo:text-align="end" style:justify-single-word="false"/>
      <style:text-properties officeooo:rsid="001cf61d" officeooo:paragraph-rsid="001cf61d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79eb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3333ff" style:font-name="Verdana" fo:font-size="8pt" fo:font-weight="bold" officeooo:rsid="0030fae7" officeooo:paragraph-rsid="0030fae7" style:font-size-asian="8pt" style:font-weight-asian="bold" style:font-name-complex="Verdana" style:font-size-complex="8pt" style:font-weight-complex="bold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3333ff" style:font-name="Verdana" fo:font-size="8pt" fo:font-weight="bold" officeooo:rsid="00326b37" officeooo:paragraph-rsid="00326b37" style:font-size-asian="8pt" style:font-weight-asian="bold" style:font-name-complex="Verdana" style:font-size-complex="8pt" style:font-weight-complex="bold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3333ff" style:font-name="Verdana" fo:font-size="8pt" fo:font-weight="bold" officeooo:rsid="00254f38" officeooo:paragraph-rsid="002ad648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3333ff" style:font-name="Verdana" fo:font-size="8pt" fo:font-weight="bold" officeooo:rsid="00254f38" officeooo:paragraph-rsid="0033c959" style:font-size-asian="8pt" style:font-weight-asian="bold" style:font-name-complex="Verdana" style:font-size-complex="8pt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3333ff" style:font-name="Verdana" fo:font-size="8pt" fo:font-weight="bold" officeooo:rsid="0025e9c8" officeooo:paragraph-rsid="002ad648" style:font-size-asian="8pt" style:font-weight-asian="bold" style:font-name-complex="Verdana" style:font-size-complex="8pt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3333ff" style:font-name="Verdana" fo:font-size="8pt" fo:font-weight="bold" officeooo:rsid="0025e9c8" officeooo:paragraph-rsid="0033c959" style:font-size-asian="8pt" style:font-weight-asian="bold" style:font-name-complex="Verdana" style:font-size-complex="8pt" style:font-weight-complex="bold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paragraph-rsid="002c5e84" style:font-size-asian="8pt" style:font-name-complex="Verdana" style:font-size-complex="8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paragraph-rsid="0030fae7" style:font-size-asian="8pt" style:font-name-complex="Verdana" style:font-size-complex="8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paragraph-rsid="00326b37" style:font-size-asian="8pt" style:font-name-complex="Verdana" style:font-size-complex="8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paragraph-rsid="002ad648" style:font-size-asian="8pt" style:font-name-complex="Verdana" style:font-size-complex="8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paragraph-rsid="003413cf" style:font-size-asian="8pt" style:font-name-complex="Verdana" style:font-size-complex="8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paragraph-rsid="003418cd" style:font-size-asian="8pt" style:font-name-complex="Verdana" style:font-size-complex="8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paragraph-rsid="00379eb9" style:font-size-asian="8pt" style:font-name-complex="Verdana" style:font-size-complex="8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2e3b01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c5e84" style:font-size-asian="8pt" style:font-name-complex="Verdana" style:font-size-complex="8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e3b01" style:font-size-asian="8pt" style:font-name-complex="Verdana" style:font-size-complex="8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30fae7" style:font-size-asian="8pt" style:font-name-complex="Verdana" style:font-size-complex="8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9006e" style:font-size-asian="8pt" style:font-name-complex="Verdana" style:font-size-complex="8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326b37" style:font-size-asian="8pt" style:font-name-complex="Verdana" style:font-size-complex="8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ad648" style:font-size-asian="8pt" style:font-name-complex="Verdana" style:font-size-complex="8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3413cf" style:font-size-asian="8pt" style:font-name-complex="Verdana" style:font-size-complex="8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33c959" style:font-size-asian="8pt" style:font-name-complex="Verdana" style:font-size-complex="8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3418cd" style:font-size-asian="8pt" style:font-name-complex="Verdana" style:font-size-complex="8pt"/>
    </style:style>
    <style:style style:name="P26" style:family="paragraph" style:parent-style-name="Standard">
      <style:text-properties style:font-name="Verdana" fo:font-size="8pt" officeooo:paragraph-rsid="0029006e" style:font-size-asian="8pt" style:font-name-complex="Verdana" style:font-size-complex="8pt"/>
    </style:style>
    <style:style style:name="P27" style:family="paragraph" style:parent-style-name="Standard">
      <style:text-properties style:font-name="Verdana" fo:font-size="8pt" officeooo:paragraph-rsid="002ad648" style:font-size-asian="8pt" style:font-name-complex="Verdana" style:font-size-complex="8pt"/>
    </style:style>
    <style:style style:name="P28" style:family="paragraph" style:parent-style-name="Standard">
      <style:text-properties style:font-name="Verdana" fo:font-size="8pt" officeooo:paragraph-rsid="00379eb9" style:font-size-asian="8pt" style:font-name-complex="Verdana" style:font-size-complex="8pt"/>
    </style:style>
    <style:style style:name="P29" style:family="paragraph" style:parent-style-name="Table_20_Contents">
      <style:text-properties fo:color="#3333ff" style:font-name="Verdana" fo:font-size="8pt" fo:font-weight="bold" officeooo:rsid="0023bcff" officeooo:paragraph-rsid="0029006e" style:font-size-asian="8pt" style:font-weight-asian="bold" style:font-name-complex="Verdana" style:font-size-complex="8pt" style:font-weight-complex="bold"/>
    </style:style>
    <style:style style:name="P30" style:family="paragraph" style:parent-style-name="Table_20_Contents">
      <style:text-properties fo:color="#3333ff" style:font-name="Verdana" fo:font-size="8pt" fo:font-weight="bold" officeooo:rsid="0023bcff" officeooo:paragraph-rsid="002ad648" style:font-size-asian="8pt" style:font-weight-asian="bold" style:font-name-complex="Verdana" style:font-size-complex="8pt" style:font-weight-complex="bold"/>
    </style:style>
    <style:style style:name="P31" style:family="paragraph" style:parent-style-name="Table_20_Contents">
      <style:text-properties fo:color="#3333ff" style:font-name="Verdana" fo:font-size="8pt" fo:font-weight="bold" officeooo:rsid="0023bcff" officeooo:paragraph-rsid="0033c959" style:font-size-asian="8pt" style:font-weight-asian="bold" style:font-name-complex="Verdana" style:font-size-complex="8pt" style:font-weight-complex="bold"/>
    </style:style>
    <style:style style:name="P32" style:family="paragraph" style:parent-style-name="Table_20_Contents">
      <style:text-properties style:font-name="Verdana" fo:font-size="8pt" officeooo:paragraph-rsid="0029006e" style:font-size-asian="8pt" style:font-name-complex="Verdana" style:font-size-complex="8pt"/>
    </style:style>
    <style:style style:name="P33" style:family="paragraph" style:parent-style-name="Table_20_Contents">
      <style:text-properties style:font-name="Verdana" fo:font-size="8pt" officeooo:paragraph-rsid="002ad648" style:font-size-asian="8pt" style:font-name-complex="Verdana" style:font-size-complex="8pt"/>
    </style:style>
    <style:style style:name="P34" style:family="paragraph" style:parent-style-name="Table_20_Contents">
      <style:text-properties style:font-name="Verdana" fo:font-size="8pt" officeooo:paragraph-rsid="0033c959" style:font-size-asian="8pt" style:font-name-complex="Verdana" style:font-size-complex="8pt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222222" style:text-line-through-style="none" style:text-line-through-type="none" style:font-name="Verdana" fo:font-size="8pt" fo:font-style="normal" style:text-underline-style="none" fo:font-weight="normal" officeooo:paragraph-rsid="002e060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3c95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d3139" officeooo:paragraph-rsid="003d313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79eb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" style:family="text">
      <style:text-properties fo:color="#000000" style:text-line-through-style="none" style:text-line-through-type="none" fo:font-style="normal" style:text-underline-style="none" fo:font-weight="bold" style:font-name-asian="Arial" style:font-style-asian="normal" style:font-weight-asian="bold" style:font-style-complex="normal" style:font-weight-complex="bold"/>
    </style:style>
    <style:style style:name="T2" style:family="text">
      <style:text-properties fo:color="#000000" style:text-line-through-style="none" style:text-line-through-type="none" fo:font-style="normal" style:text-underline-style="none" fo:font-weight="bold" officeooo:rsid="0040f317" style:font-name-asian="Arial" style:font-style-asian="normal" style:font-weight-asian="bold" style:font-style-complex="normal" style:font-weight-complex="bold"/>
    </style:style>
    <style:style style:name="T3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line-through-type="none" fo:font-style="normal" style:text-underline-style="none" fo:font-weight="normal" officeooo:rsid="0020bb3f" style:font-name-asian="Arial" style:font-style-asian="normal" style:font-weight-asian="normal" style:font-style-complex="normal" style:font-weight-complex="normal"/>
    </style:style>
    <style:style style:name="T5" style:family="text">
      <style:text-properties fo:color="#000000" style:text-line-through-style="none" style:text-line-through-type="none" fo:font-style="normal" style:text-underline-style="none" fo:font-weight="normal" officeooo:rsid="0040f317" style:font-name-asian="Arial" style:font-style-asian="normal" style:font-weight-asian="normal" style:font-style-complex="normal" style:font-weight-complex="normal"/>
    </style:style>
    <style:style style:name="T6" style:family="text">
      <style:text-properties fo:color="#222222" style:text-line-through-style="none" style:text-line-through-type="none" style:font-name="Verdana" fo:font-size="8pt" fo:font-style="normal" style:text-underline-style="none" fo:font-weight="bold" fo:background-color="#ffffff" loext:char-shading-value="0" style:font-name-asian="Arial" style:font-size-asian="8pt" style:font-style-asian="normal" style:font-weight-asian="bold" style:font-name-complex="Verdana" style:font-size-complex="8pt" style:font-style-complex="normal" style:font-weight-complex="bold"/>
    </style:style>
    <style:style style:name="T7" style:family="text">
      <style:text-properties fo:color="#222222" style:text-line-through-style="none" style:text-line-through-type="none" style:font-name="Verdana" fo:font-size="8pt" fo:font-style="normal" style:text-underline-style="none" fo:font-weight="normal" fo:background-color="#ffffff" loext:char-shading-value="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8" style:family="text">
      <style:text-properties fo:color="#222222"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9" style:family="text">
      <style:text-properties fo:color="#222222" style:text-line-through-style="none" style:text-line-through-type="none" fo:font-style="normal" style:text-underline-style="none" fo:font-weight="normal" fo:background-color="#ffffff" loext:char-shading-value="0" style:font-name-asian="Droid Serif" style:font-style-asian="normal" style:font-weight-asian="normal" style:font-style-complex="normal" style:font-weight-complex="normal"/>
    </style:style>
    <style:style style:name="T10" style:family="text">
      <style:text-properties fo:color="#222222" style:text-line-through-style="none" style:text-line-through-type="none" fo:font-style="normal" style:text-underline-style="none" fo:font-weight="normal" officeooo:rsid="002f7a8c" fo:background-color="#ffffff" loext:char-shading-value="0" style:font-name-asian="Droid Serif" style:font-style-asian="normal" style:font-weight-asian="normal" style:font-style-complex="normal" style:font-weight-complex="normal"/>
    </style:style>
    <style:style style:name="T11" style:family="text">
      <style:text-properties fo:color="#222222" style:text-line-through-style="none" style:text-line-through-type="none" fo:font-style="normal" style:text-underline-style="none" fo:font-weight="bold" fo:background-color="#ffffff" loext:char-shading-value="0" style:font-name-asian="Arial" style:font-style-asian="normal" style:font-weight-asian="bold" style:font-style-complex="normal" style:font-weight-complex="bold"/>
    </style:style>
    <style:style style:name="T12" style:family="text">
      <style:text-properties fo:color="#222222" style:text-line-through-style="none" style:text-line-through-type="none" fo:font-style="normal" style:text-underline-style="none" fo:font-weight="bold" fo:background-color="#ffffff" loext:char-shading-value="0" style:font-name-asian="Droid Serif" style:font-style-asian="normal" style:font-weight-asian="bold" style:font-style-complex="normal" style:font-weight-complex="bold"/>
    </style:style>
    <style:style style:name="T13" style:family="text">
      <style:text-properties fo:color="#1155cc" style:text-line-through-style="none" style:text-line-through-type="none" style:font-name="Verdana" fo:font-size="8pt" fo:font-style="normal" style:text-underline-style="solid" style:text-underline-width="auto" style:text-underline-color="font-color" fo:font-weight="normal" fo:background-color="#ffffff" loext:char-shading-value="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29">Place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9"><text:span text:style-name="T1">at </text:span><text:span text:style-name="T3">the corner</text:span></text:p>
            <text:p text:style-name="P17"><text:span text:style-name="T1">at</text:span><text:span text:style-name="T3"> work</text:span></text:p>
            <text:p text:style-name="P17"><text:span text:style-name="T1">at</text:span><text:span text:style-name="T3"> bus stop</text:span></text:p>
            <text:p text:style-name="P17"><text:span text:style-name="T1">at</text:span><text:span text:style-name="T3"> the end</text:span></text:p>
            <text:p text:style-name="P17"><text:span text:style-name="T1">at</text:span><text:span text:style-name="T3"> the beginning</text:span></text:p>
            <text:p text:style-name="P35"/>
          </table:table-cell>
          <table:table-cell table:style-name="Table3.A2" office:value-type="string">
            <text:p text:style-name="P18"><text:span text:style-name="T11">at</text:span><text:span text:style-name="T8"> our 24/7 customer care numbers</text:span></text:p>
            <text:p text:style-name="P16"><text:span text:style-name="T6">at</text:span><text:span text:style-name="T7"> </text:span><text:a xlink:type="simple" xlink:href="mailto:zakir@cefalo.com"><text:span text:style-name="T13">zakir@cefalo.com</text:span></text:a></text:p>
            <text:p text:style-name="P18"><text:span text:style-name="T11">at </text:span><text:span text:style-name="T8">your service</text:span></text:p>
            <text:p text:style-name="P18"><text:span text:style-name="T11">at</text:span><text:span text:style-name="T8"> the point</text:span></text:p>
            <text:p text:style-name="P18"><text:span text:style-name="T12">at</text:span><text:span text:style-name="T9"> the </text:span><text:span text:style-name="T10">center</text:span></text:p>
          </table:table-cell>
          <table:table-cell table:style-name="Table3.C2" office:value-type="string">
            <text:p text:style-name="P32"/>
          </table:table-cell>
        </table:table-row>
        <table:table-row>
          <table:table-cell table:style-name="Table3.C2" table:number-columns-spanned="3" office:value-type="string">
            <text:p text:style-name="P3">Time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0"><text:span text:style-name="T1">at</text:span><text:span text:style-name="T3"> midnight</text:span></text:p>
            <text:p text:style-name="P19"><text:span text:style-name="T1">at </text:span><text:span text:style-name="T3">lunchtime</text:span></text:p>
            <text:p text:style-name="P19"><text:span text:style-name="T1">at</text:span><text:span text:style-name="T3"> weekends</text:span></text:p>
          </table:table-cell>
          <table:table-cell table:style-name="Table3.A2" office:value-type="string">
            <text:p text:style-name="P20"/>
          </table:table-cell>
          <table:table-cell table:style-name="Table3.C2" office:value-type="string">
            <text:p text:style-name="P32"/>
          </table:table-cell>
        </table:table-row>
        <table:table-row>
          <table:table-cell table:style-name="Table3.C2" table:number-columns-spanned="3" office:value-type="string">
            <text:p text:style-name="P4">Event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1"><text:span text:style-name="T1">at</text:span><text:span text:style-name="T3"> short notice</text:span></text:p>
            <text:p text:style-name="P21"><text:span text:style-name="T1">at</text:span><text:span text:style-name="T3"> request</text:span></text:p>
          </table:table-cell>
          <table:table-cell table:style-name="Table3.A2" office:value-type="string">
            <text:p text:style-name="P20"/>
          </table:table-cell>
          <table:table-cell table:style-name="Table3.C2" office:value-type="string">
            <text:p text:style-name="P32"/>
          </table:table-cell>
        </table:table-row>
      </table:table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30">Plac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2"><text:span text:style-name="T1">on</text:span><text:span text:style-name="T3"> the left</text:span></text:p>
            <text:p text:style-name="P22"><text:span text:style-name="T1">on</text:span><text:span text:style-name="T3"> the right</text:span></text:p>
            <text:p text:style-name="P22"><text:span text:style-name="T1">on</text:span><text:span text:style-name="T3"> TV</text:span></text:p>
            <text:p text:style-name="P22"><text:span text:style-name="T1">on </text:span><text:span text:style-name="T3">the other channel</text:span></text:p>
            <text:p text:style-name="P22"><text:span text:style-name="T1">on </text:span><text:span text:style-name="T3">his mobile</text:span></text:p>
          </table:table-cell>
          <table:table-cell table:style-name="Table2.A2" office:value-type="string">
            <text:p text:style-name="P22"><text:span text:style-name="T1">on</text:span><text:span text:style-name="T3"> the committee</text:span></text:p>
            <text:p text:style-name="P22"><text:span text:style-name="T1">on</text:span><text:span text:style-name="T3"> movies</text:span></text:p>
            <text:p text:style-name="P22"><text:span text:style-name="T1">on</text:span><text:span text:style-name="T3"> Internet</text:span></text:p>
            <text:p text:style-name="P22"><text:span text:style-name="T1">on </text:span><text:span text:style-name="T3">the other end</text:span></text:p>
          </table:table-cell>
          <table:table-cell table:style-name="Table2.C2" office:value-type="string">
            <text:p text:style-name="P33"/>
          </table:table-cell>
        </table:table-row>
        <table:table-row>
          <table:table-cell table:style-name="Table2.C2" table:number-columns-spanned="3" office:value-type="string">
            <text:p text:style-name="P5">Tim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2"><text:span text:style-name="T1">on</text:span><text:span text:style-name="T3"> holiday</text:span></text:p>
            <text:p text:style-name="P22"><text:span text:style-name="T1">on</text:span><text:span text:style-name="T3"> leave</text:span></text:p>
            <text:p text:style-name="P22"><text:span text:style-name="T1">on</text:span><text:span text:style-name="T3"> Sunday evening</text:span>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33"/>
          </table:table-cell>
        </table:table-row>
        <table:table-row>
          <table:table-cell table:style-name="Table2.C2" table:number-columns-spanned="3" office:value-type="string">
            <text:p text:style-name="P7">Event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2"><text:span text:style-name="T1">on</text:span><text:span text:style-name="T3"> program</text:span></text:p>
            <text:p text:style-name="P22"><text:span text:style-name="T1">on</text:span><text:span text:style-name="T3"> the real test</text:span></text:p>
            <text:p text:style-name="P22"><text:span text:style-name="T1">on</text:span><text:span text:style-name="T3"> seeing</text:span></text:p>
            <text:p text:style-name="P22"><text:span text:style-name="T1">upon</text:span><text:span text:style-name="T3"> arrival</text:span></text:p>
            <text:p text:style-name="P22"><text:span text:style-name="T1">on </text:span><text:span text:style-name="T3">the same journey</text:span>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33"/>
          </table:table-cell>
        </table:table-row>
      </table:table>
      <text:p text:style-name="P27"/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31">Place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3"><text:span text:style-name="T1">in</text:span><text:span text:style-name="T3"> the same position</text:span></text:p>
            <text:p text:style-name="P23"><text:span text:style-name="T1">in</text:span><text:span text:style-name="T3"> the heart</text:span></text:p>
          </table:table-cell>
          <table:table-cell table:style-name="Table4.A2" office:value-type="string">
            <text:p text:style-name="P36"/>
          </table:table-cell>
          <table:table-cell table:style-name="Table4.C2" office:value-type="string">
            <text:p text:style-name="P34"/>
          </table:table-cell>
        </table:table-row>
        <table:table-row>
          <table:table-cell table:style-name="Table4.C2" table:number-columns-spanned="3" office:value-type="string">
            <text:p text:style-name="P6">Time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4"><text:span text:style-name="T1">in</text:span><text:span text:style-name="T3"> the evening</text:span></text:p>
            <text:p text:style-name="P25"><text:span text:style-name="T1">in</text:span><text:span text:style-name="T3"> the morning</text:span></text:p>
          </table:table-cell>
          <table:table-cell table:style-name="Table4.A2" office:value-type="string">
            <text:p text:style-name="P24"/>
          </table:table-cell>
          <table:table-cell table:style-name="Table4.C2" office:value-type="string">
            <text:p text:style-name="P34"/>
          </table:table-cell>
        </table:table-row>
        <table:table-row>
          <table:table-cell table:style-name="Table4.C2" table:number-columns-spanned="3" office:value-type="string">
            <text:p text:style-name="P8">Event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24"/>
          </table:table-cell>
          <table:table-cell table:style-name="Table4.C2" office:value-type="string">
            <text:p text:style-name="P34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text:span text:style-name="T1">over</text:span><text:span text:style-name="T3"> </text:span><text:span text:style-name="T4">a</text:span><text:span text:style-name="T3">llegation</text:span></text:p>
          </table:table-cell>
          <table:table-cell table:style-name="Table1.B1" office:value-type="string">
            <text:p text:style-name="P2">অভিযোগে</text:p>
          </table:table-cell>
        </table:table-row>
        <table:table-row>
          <table:table-cell table:style-name="Table1.B1" office:value-type="string">
            <text:p text:style-name="P15"><text:span text:style-name="T1">over</text:span><text:span text:style-name="T3"> phone, </text:span><text:span text:style-name="T2">over </text:span><text:span text:style-name="T5">the Internet</text:span></text:p>
          </table:table-cell>
          <table:table-cell table:style-name="Table1.B1" office:value-type="string">
            <text:p text:style-name="P2">ফোনে</text:p>
          </table:table-cell>
        </table:table-row>
        <table:table-row>
          <table:table-cell table:style-name="Table1.B1" office:value-type="string">
            <text:p text:style-name="P15"><text:span text:style-name="T3">Former chief adviser </text:span><text:span text:style-name="T1">to </text:span><text:span text:style-name="T3">the caretaker government</text:span>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B1" office:value-type="string">
            <text:p text:style-name="P15"><text:span text:style-name="T3">Press secretary </text:span><text:span text:style-name="T1">to </text:span><text:span text:style-name="T3">the chief adviser</text:span>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B1" office:value-type="string">
            <text:p text:style-name="P15"><text:span text:style-name="T3">A journalist </text:span><text:span text:style-name="T1">of </text:span><text:span text:style-name="T3">BBC Bangla Service</text:span></text:p>
          </table:table-cell>
          <table:table-cell table:style-name="Table1.B1" office:value-type="string">
            <text:p text:style-name="P2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cf61d" officeooo:paragraph-rsid="001cf61d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33</meta:editing-cycles>
    <dc:date>2016-09-15T16:39:20.976107092</dc:date>
    <meta:editing-duration>PT24M23S</meta:editing-duration>
    <meta:document-statistic meta:table-count="4" meta:image-count="0" meta:object-count="0" meta:page-count="2" meta:paragraph-count="53" meta:word-count="143" meta:character-count="703" meta:non-whitespace-character-count="613"/>
  </office:meta>
</office:document-meta>
</file>